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3835f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5679a2" officeooo:paragraph-rsid="005679a2"/>
    </style:style>
    <style:style style:name="P14" style:family="paragraph" style:parent-style-name="Heading_20_2">
      <style:text-properties officeooo:rsid="005bdb48" officeooo:paragraph-rsid="005bdb48"/>
    </style:style>
    <style:style style:name="P15" style:family="paragraph" style:parent-style-name="Heading_20_2">
      <style:text-properties officeooo:rsid="00611bfb" officeooo:paragraph-rsid="00611bfb"/>
    </style:style>
    <style:style style:name="P16" style:family="paragraph" style:parent-style-name="Heading_20_3">
      <style:text-properties officeooo:rsid="006c2307" officeooo:paragraph-rsid="006c2307"/>
    </style:style>
    <style:style style:name="T1" style:family="text">
      <style:text-properties officeooo:rsid="0037150d"/>
    </style:style>
    <style:style style:name="T2" style:family="text">
      <style:text-properties officeooo:rsid="00387749"/>
    </style:style>
    <style:style style:name="T3" style:family="text">
      <style:text-properties officeooo:rsid="004b20a5"/>
    </style:style>
    <style:style style:name="T4" style:family="text">
      <style:text-properties officeooo:rsid="00519feb"/>
    </style:style>
    <style:style style:name="T5" style:family="text">
      <style:text-properties officeooo:rsid="0052558e"/>
    </style:style>
    <style:style style:name="T6" style:family="text">
      <style:text-properties officeooo:rsid="0057cca3"/>
    </style:style>
    <style:style style:name="T7" style:family="text">
      <style:text-properties officeooo:rsid="0059ca66"/>
    </style:style>
    <style:style style:name="T8" style:family="text">
      <style:text-properties officeooo:rsid="005f86f8"/>
    </style:style>
    <style:style style:name="T9" style:family="text">
      <style:text-properties officeooo:rsid="006d1250"/>
    </style:style>
    <style:style style:name="T10" style:family="text">
      <style:text-properties officeooo:rsid="006f3a0a"/>
    </style:style>
    <style:style style:name="T11" style:family="text">
      <style:text-properties officeooo:rsid="0070b8d2"/>
    </style:style>
    <style:style style:name="T12" style:family="text">
      <style:text-properties officeooo:rsid="00749277"/>
    </style:style>
    <style:style style:name="T13" style:family="text">
      <style:text-properties officeooo:rsid="007570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nd werden die verschiedenen Arten von NoSql und speziell von <text:span text:style-name="T8">Schlüssel-Wert-Systemen</text:span> beschrieben.</text:p>
      <text:p text:style-name="P3"/>
      <text:p text:style-name="P4">Danach folgt der Vergleich von Redis, Memcached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text:span text:style-name="T9">-Systeme sind</text:span> <text:span text:style-name="T2">keine neue Erfindung</text:span>, <text:span text:style-name="T2">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hnemenden Vernetzung von Alltagsgegenständen stieg die erzeugte Datenmenge rapide auf Peta-, Exa-Byte Bereich an. Dies hatte zur Folge, dass sich die Geschäftdaten mit herkörmlichen Mitteln nicht mehr effektiv Speichern und verarbeiten lies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stand steht es heute eher für „not only Sql“. Auch ab wann man ein System als NoSql-System zählt, ist nicht klar geregelt. Vielmehr gibt es eine Reihe von Punkten, die ein System erfüllen kann (Liste NoSql Web 2.0 Datenbanken Seite 2). Daraus haben sich die unterschiedlichsten Systeme entwickelt.</text:span></text:p>
      <text:p text:style-name="P4"/>
      <text:h text:style-name="P16" text:outline-level="3">Entwicklungsmeilensteine</text:h>
      <text:p text:style-name="P7"/>
      <text:p text:style-name="P11">Der Ursprung von NoSql ist <text:span text:style-name="T10">die </text:span>im Jahr 1979 von Ken Thompson entwickelte Datenbank DBM<text:span text:style-name="T3">(http://www.gnu.org/software/gdbm/gdbm.html)</text:span>, die bis heute noch von Linux<text:span text:style-name="T3"> verwendet wird. Die ersten NoSql Datenbanken, die heute noch existieren entsanden in den 80er-Jahren, wie Lotus Note, BerkleyDB, GT.M, … .</text:span></text:p>
      <text:p text:style-name="P12">Der Begriff NoSql wurde das erste Mal 1998 von Carlo Strozzi benutz<text:span text:style-name="T11">t</text:span>, der eine relationale Datenbank entwickelt hatte jedoch ohne Sql. Der richtige Durchbruch kam allerdings erst im Jahr 2000 mit dem Web 2.0 und den daraus resultierenden Anstieg des Datenvolumens. <text:span text:style-name="T4">Dieser Datenanstieg erforderte neue Methoden zur effiz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n Gesammtergebnis zusammengefasst.</text:span> <text:span text:style-name="T5">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rdernen <text:s/>NoSql-Systemen begann im Jahr 2005 mit Systemen wie Neo4j, Redis, Cassandra, … <text:s/>und hält bis heute noch an.</text:span></text:p>
      <text:h text:style-name="Heading_20_3" text:outline-level="3"><text:soft-page-break/>Arten</text:h>
      <text:p text:style-name="P7"/>
      <text:p text:style-name="P13">Wie oben schon beschrieben existieren <text:span text:style-name="T6">eine Vielzahl an u</text:span>nterschiedlichsten <text:span text:style-name="T12">NoSql-</text:span>Systeme<text:span text:style-name="T13">n</text:span>. <text:span text:style-name="T7">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lung, die man vorgenommen hat, war die Einteillung in Kern-NoSql-Systeme und Soft-NoSql-Systemen. Wobei die Grenze und der Unterschied zwischen den Gruppen nicht klar geregelt ist. (Zu den Soft-NoSql-Systemen zählen Objekt- und XML-Datenbanken. Zu den Kern-NoSql-Systemen gehören dokumentenbasierte Systeme, Schlüssel-Wert-Systeme, graphbasierte Systeme und tupelbasierte Systeme. Dokumentenbasierte Systeme speichern Dokumente bzw. Teile von Dokumenten meist im JSON-Format ab. Bei Schlüssel-Wert-Systemen werden die Daten unter einem eindeutigen Schlüssel abgelegt. Graphbasierte Systeme sind für Baumstrukturen geeignet um schnell Beziehungen zwischen einzelnen Objekten zu finden. Im weiteren Verlauf werden nur noch die Schlüssel-Wert-Systeme betrachtet. oder Definitionsliste)</text:span></text:p>
      <text:p text:style-name="P7"/>
      <text:h text:style-name="P14" text:outline-level="2">Schlüssel-Wert-Systeme</text:h>
      <text:p text:style-name="P7"/>
      <text:h text:style-name="Heading_20_3" text:outline-level="3">Arten</text:h>
      <text:p text:style-name="P7"/>
      <text:h text:style-name="Heading_20_3" text:outline-level="3">Redis</text:h>
      <text:p text:style-name="P7"/>
      <text:h text:style-name="Heading_20_3" text:outline-level="3">Memcached</text:h>
      <text:p text:style-name="P7"/>
      <text:h text:style-name="Heading_20_3" text:outline-level="3">Voldemort</text:h>
      <text:p text:style-name="P6"/>
      <text:h text:style-name="Heading_20_2" text:outline-level="2">Persisten<text:span text:style-name="T1">ze</text:span></text:h>
      <text:p text:style-name="P5"/>
      <text:h text:style-name="Heading_20_3" text:outline-level="3">Redis</text:h>
      <text:p text:style-name="P7"/>
      <text:h text:style-name="Heading_20_3" text:outline-level="3">Memcached</text:h>
      <text:p text:style-name="P7"/>
      <text:h text:style-name="Heading_20_3" text:outline-level="3">Voldemort</text:h>
      <text:p text:style-name="P5"/>
      <text:h text:style-name="P15" text:outline-level="2">Verteilung</text:h>
      <text:p text:style-name="P5"/>
      <text:h text:style-name="Heading_20_3" text:outline-level="3"><text:soft-page-break/>Redis</text:h>
      <text:p text:style-name="P5"/>
      <text:h text:style-name="Heading_20_3" text:outline-level="3">Memcached</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3T22:18:52.134277317</dc:date>
    <meta:editing-duration>PT12H35M42S</meta:editing-duration>
    <meta:editing-cycles>47</meta:editing-cycles>
    <meta:document-statistic meta:table-count="0" meta:image-count="0" meta:object-count="0" meta:page-count="3" meta:paragraph-count="23" meta:word-count="615" meta:character-count="4590" meta:non-whitespace-character-count="3996"/>
  </office:meta>
</office:document-meta>
</file>